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02000001D624F73AE3.gif" manifest:media-type="image/gif"/>
  <manifest:file-entry manifest:full-path="Pictures/100000000000012B0000016AF0224690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4cm" fo:min-width="2.905cm"/>
    </style:style>
    <style:style style:name="gr4" style:family="graphic" style:parent-style-name="standard">
      <style:graphic-properties draw:fill="solid" draw:fill-color="#00dc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5cm" fo:min-width="4.17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5cm" fo:min-width="2.6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4cm" fo:min-width="0.772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5cm" fo:min-width="2.905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cm" svg:height="9.897cm" svg:x="12.6cm" svg:y="0.7cm">
          <draw:image xlink:href="Pictures/100000000000012B0000016AF0224690.gif" xlink:type="simple" xlink:show="embed" xlink:actuate="onLoad">
            <text:p/>
          </draw:image>
        </draw:frame>
        <draw:frame draw:style-name="gr1" draw:text-style-name="P1" draw:layer="layout" svg:width="12.6cm" svg:height="17.6cm" svg:x="0cm" svg:y="0.8cm">
          <draw:image xlink:href="Pictures/1000000000000302000001D624F73AE3.gif" xlink:type="simple" xlink:show="embed" xlink:actuate="onLoad">
            <text:p/>
          </draw:image>
        </draw:frame>
        <draw:custom-shape draw:style-name="gr2" draw:text-style-name="P1" draw:layer="layout" svg:width="4.029cm" svg:height="3.094cm" svg:x="22.299cm" svg:y="1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405cm" svg:height="2.634cm" svg:x="22.711cm" svg:y="2.031cm">
          <draw:text-box>
            <text:p text:style-name="P1">Hot </text:p>
            <text:p text:style-name="P1">Reservoir</text:p>
            <text:p text:style-name="P1">(house)</text:p>
          </draw:text-box>
        </draw:frame>
        <draw:custom-shape draw:style-name="gr4" draw:text-style-name="P1" draw:layer="layout" svg:width="4.463cm" svg:height="3.094cm" svg:x="22.087cm" svg:y="16.5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4.675cm" svg:height="2.635cm" svg:x="21.981cm" svg:y="16.646cm">
          <draw:text-box>
            <text:p text:style-name="P1">Cold </text:p>
            <text:p text:style-name="P1">Reservoir</text:p>
            <text:p text:style-name="P1">(environment)</text:p>
          </draw:text-box>
        </draw:frame>
        <draw:custom-shape draw:style-name="gr6" draw:text-style-name="P1" draw:layer="layout" svg:width="4.029cm" svg:height="3.094cm" svg:x="22.299cm" svg:y="9.103cm">
          <text:p text:style-name="P1">Heat </text:p>
          <text:p text:style-name="P1">Pu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273cm" svg:height="4.309cm" svg:x="23.674cm" svg:y="4.7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273cm" svg:height="4.309cm" svg:x="23.677cm" svg:y="12.1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3.145cm" svg:height="2.865cm" svg:x="24.458cm" svg:y="6.041cm">
          <draw:text-box>
            <text:p text:style-name="P1">Q<text:span text:style-name="T1">H</text:span><text:span text:style-name="T2"> </text:span></text:p>
            <text:p text:style-name="P1"><text:span text:style-name="T2">(desired </text:span></text:p>
            <text:p text:style-name="P1"><text:span text:style-name="T2">output)</text:span></text:p>
          </draw:text-box>
        </draw:frame>
        <draw:frame draw:style-name="gr9" draw:layer="layout" svg:width="1.272cm" svg:height="1.294cm" svg:x="24.738cm" svg:y="14.218cm">
          <draw:text-box>
            <text:p>Q<text:span text:style-name="T1">L</text:span></text:p>
          </draw:text-box>
        </draw:frame>
        <draw:custom-shape draw:style-name="gr10" draw:text-style-name="P1" draw:layer="layout" svg:width="3.287cm" svg:height="1.105cm" svg:x="19.012cm" svg:y="10.0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" draw:layer="layout" svg:width="3.405cm" svg:height="2.865cm" svg:x="19cm" svg:y="11.21cm">
          <draw:text-box>
            <text:p text:style-name="P1">W<text:span text:style-name="T1">net</text:span></text:p>
            <text:p text:style-name="P1">(required </text:p>
            <text:p text:style-name="P1">input)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24T18:45:56</meta:creation-date>
    <dc:date>2013-04-24T18:49:55</dc:date>
    <dc:creator>Jefferson Gomes</dc:creator>
    <meta:editing-duration>P0D</meta:editing-duration>
    <meta:editing-cycles>1</meta:editing-cycles>
    <meta:document-statistic meta:object-count="36"/>
    <meta:generator>LibreOffice/3.5$Linux_X86_64 LibreOffice_project/350m1$Build-2</meta:generator>
  </office:meta>
</office:document-meta>
</file>